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lan Den" svg:font-family="'Alan Den'"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style:font-name="Tahoma" fo:font-size="8pt" fo:language="de" fo:country="CH" style:font-size-asian="8pt"/>
    </style:style>
    <style:style style:name="P2" style:family="paragraph" style:parent-style-name="Standard">
      <style:text-properties fo:font-size="12pt" fo:language="de" fo:country="CH" style:font-size-asian="12pt"/>
    </style:style>
    <style:style style:name="P3" style:family="paragraph" style:parent-style-name="Standard">
      <style:text-properties style:font-name="Verdana" fo:font-size="10pt" fo:background-color="#c0c0c0" style:font-size-asian="10pt" style:font-size-complex="10pt"/>
    </style:style>
    <style:style style:name="P4" style:family="paragraph" style:parent-style-name="Standard">
      <style:text-properties style:font-name="Verdana" fo:font-size="9pt" style:font-size-asian="9pt" style:font-size-complex="9pt"/>
    </style:style>
    <style:style style:name="P5" style:family="paragraph" style:parent-style-name="Standard">
      <style:paragraph-properties>
        <style:tab-stops>
          <style:tab-stop style:position="13.785cm"/>
        </style:tab-stops>
      </style:paragraph-properties>
      <style:text-properties style:font-name="Verdana" fo:font-size="9pt" style:font-size-asian="9pt" style:font-size-complex="9pt"/>
    </style:style>
    <style:style style:name="P6" style:family="paragraph" style:parent-style-name="Standard">
      <style:text-properties fo:language="de" fo:country="DE"/>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7pt" fo:font-weight="normal" style:font-size-asian="7pt" style:font-weight-asian="normal" style:font-size-complex="7pt"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style:tab-stops>
          <style:tab-stop style:position="6.001cm" style:type="char" style:char="."/>
        </style:tab-stops>
      </style:paragraph-properties>
      <style:text-properties fo:font-size="11pt" style:font-size-asian="11pt" style:font-size-complex="11pt"/>
    </style:style>
    <style:style style:name="P12" style:family="paragraph" style:parent-style-name="Standard">
      <style:text-properties fo:font-size="11pt" fo:language="de" fo:country="DE" style:font-size-asian="11pt" style:font-size-complex="11pt"/>
    </style:style>
    <style:style style:name="P13" style:family="paragraph" style:parent-style-name="Standard">
      <style:text-properties fo:font-size="11pt" fo:font-weight="bold" style:font-size-asian="11pt" style:font-weight-asian="bold" style:font-size-complex="11pt"/>
    </style:style>
    <style:style style:name="P14" style:family="paragraph" style:parent-style-name="Standard">
      <style:text-properties fo:font-weight="bold" style:font-weight-asian="bold"/>
    </style:style>
    <style:style style:name="P15" style:family="paragraph" style:parent-style-name="Heading_20_6">
      <style:text-properties style:font-name="Arial" fo:font-size="9pt" style:font-size-asian="9pt" style:font-size-complex="9pt"/>
    </style:style>
    <style:style style:name="P16"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style style:name="P17"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ge" fo:background-color="#c0c0c0" style:background-transparency="0%">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2.201cm" svg:y="4.001cm" svg:width="7.571cm" draw:z-index="0">
        <draw:text-box fo:min-height="3.81cm">
          <text:h text:style-name="P15" text:outline-level="6">[Mandant.Vorname] [Mandant.Name], [Mandant.Plz] [Mandant.Ort]</text:h>
          <text:p text:style-name="P1"/>
          <text:p text:style-name="P2">[Adressat.Anschrift]</text:p>
        </draw:text-box>
      </draw:frame>
      <draw:frame draw:style-name="fr2" draw:name="Rahmen8" text:anchor-type="page" text:anchor-page-number="1" svg:x="0.48cm" svg:y="5.53cm" svg:width="9.292cm" draw:z-index="1">
        <draw:text-box fo:min-height="1.752cm">
          <text:p text:style-name="P3">Für: [Patient.Name] [Patient.Vorname], [Patient.Geburtsdatum]</text:p>
          <text:p text:style-name="P3">Rechnungs-Nummer<text:tab/>[Rechnung.RnNummer]<text:tab/></text:p>
          <text:p text:style-name="P3">Rechnungs-Datum:<text:tab/>[Rechnung.RnDatum]<text:tab/></text:p>
          <text:p text:style-name="P3">Behandlungen von:<text:tab/>[Rechnung.RnDatumVon]</text:p>
          <text:p text:style-name="P3">Behandlungen bis:<text:tab/>[Rechnung.RnDatumBis]</text:p>
        </draw:text-box>
      </draw:frame>
      <text:p text:style-name="P5">[Mandant.Titel] [Mandant.Vorname] [Mandant.Name]<text:tab/>[Mandant.Ort], [Datum.heute]</text:p>
      <text:p text:style-name="P4">Facharzt für Allgemeinmedizin FMH</text:p>
      <text:p text:style-name="P4">KSK-Nr. [Mandant.KSK]</text:p>
      <text:p text:style-name="Standard"/>
      <text:p text:style-name="Standard"/>
      <text:p text:style-name="Standard"/>
      <text:p text:style-name="P3"/>
      <text:p text:style-name="P3"/>
      <text:p text:style-name="Standard"/>
      <text:p text:style-name="P6"/>
      <text:p text:style-name="Standard"/>
      <text:p text:style-name="Standard"/>
      <text:p text:style-name="Standard"/>
      <text:p text:style-name="Standard"/>
      <text:p text:style-name="Standard"/>
      <text:p text:style-name="Standard"/>
      <text:p text:style-name="P7"/>
      <text:p text:style-name="P7"/>
      <text:p text:style-name="P7">Zweite Zahlungserinnerung</text:p>
      <text:p text:style-name="P8"/>
      <text:p text:style-name="P10">Sehr geehrte[Adressat:mwn:r Herr [Adressat.Name]/ Frau [Adressat.Name]/ Damen und Herren]</text:p>
      <text:p text:style-name="P10"/>
      <text:p text:style-name="P10">Bis heute ist Ihre Zahlung für obengenannte Rechnung nicht eingegangen. Ich bitte Sie deshalb, den Betrag innert der nächsten 10 Tage zu überweisen, oder sich bei uns zu melden, falls es sich hierbei um einen Irrtum handelt.</text:p>
      <text:p text:style-name="P10"/>
      <text:p text:style-name="P10"/>
      <text:p text:style-name="P11">[Leistungen]</text:p>
      <text:p text:style-name="P11"/>
      <text:p text:style-name="P10"/>
      <text:p text:style-name="P12"/>
      <text:p text:style-name="P10"/>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p text:style-name="P14"/>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lan Den" svg:font-family="'Alan Den'"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1pt" fo:language="de" fo:country="DE" style:font-name-asian="Times New Roman" style:font-size-asian="11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0pt" fo:font-weight="bold" style:font-size-asian="10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Tahoma" fo:font-size="8pt" fo:language="de" fo:country="CH" fo:font-style="italic" style:font-size-asian="8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Textkörper_20_2" style:display-name="WW-Textkörper 2" style:family="paragraph" style:parent-style-name="Standard">
      <style:text-properties fo:color="#000000" fo:language="de" fo:country="CH"/>
    </style:style>
    <style:style style:name="Footnote_20_Symbol" style:display-name="Footnote Symbol" style:family="text"/>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bullet-char="-">
        <style:list-level-properties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M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Next_20_convert_20_1">
      <style:header>
        <text:p text:style-name="MP1">Praxis [Mandant.Titel] [Mandant.Vorname] [Mandant.Name]</text:p>
        <text:p text:style-name="MP2">[Mandant.Strasse] [Mandant.Plz] [Mandant.Ort]</text:p>
      </style:header>
    </style:master-page>
    <style:master-page style:name="Endnote" style:page-layout-name="Mpm2"/>
    <style:master-page style:name="Next_20_convert_20_1" style:display-name="Next conver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armedrechnung - Erste Seite mit Einzahlungsschein</dc:title>
    <dc:description>Dies ist eine Seite mit Randbegrenzung 0.5 cm, bestimmt zum Ausdruck auf ein Formular  mit unten angehängtem orangem BESR-Einzahlungsschein.

Diee Vorlage sollte einmal manuell auf dem richtigen Drucker ausgegeben und danach gespeichert werden, damit die Einstellungen bei zukünftigen Druckvorgängen korrekt sind.
</dc:description>
    <dc:subject>Elexis</dc:subject>
    <meta:creation-date>2006-05-18T08:42:33</meta:creation-date>
    <dc:date>2016-06-27T22:13:11.93</dc:date>
    <meta:print-date>2006-09-16T08:52:02</meta:print-date>
    <meta:editing-cycles>44</meta:editing-cycles>
    <meta:editing-duration>PT12H20M34S</meta:editing-duration>
    <meta:document-statistic meta:table-count="0" meta:image-count="0" meta:object-count="0" meta:page-count="1" meta:paragraph-count="16" meta:word-count="86" meta:character-count="874"/>
    <meta:user-defined meta:name="Info 1"/>
    <meta:user-defined meta:name="Info 2"/>
    <meta:user-defined meta:name="Info 3"/>
    <meta:user-defined meta:name="Info 4"/>
    <meta:template xlink:type="simple" xlink:actuate="onRequest" xlink:title="praxis_breite" xlink:href="private:/.ooo-2.0-pre/user/template/praxis_breite.ott" meta:date="2006-05-18T08:42:32"/>
  </office:meta>
</office:document-meta>
</file>